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fc851" officeooo:paragraph-rsid="001fc851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1fc851" officeooo:paragraph-rsid="001fc851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Source Code Pro" fo:font-size="12pt" officeooo:rsid="001fc851" officeooo:paragraph-rsid="001fc851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Source Code Pro" fo:font-size="12pt" fo:language="ru" fo:country="RU" officeooo:rsid="00208820" officeooo:paragraph-rsid="00208820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Source Code Pro" fo:font-size="12pt" fo:language="ru" fo:country="RU" fo:font-weight="bold" officeooo:rsid="00208820" officeooo:paragraph-rsid="00208820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Source Code Pro" fo:font-size="12pt" fo:language="en" fo:country="US" officeooo:rsid="00208820" officeooo:paragraph-rsid="00208820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language="ru" fo:country="RU" officeooo:rsid="00208820" officeooo:paragraph-rsid="00208820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language="en" fo:country="US" officeooo:rsid="0020fee1" officeooo:paragraph-rsid="0020fee1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5pt" fo:language="ru" fo:country="RU" officeooo:rsid="00208820" officeooo:paragraph-rsid="00208820" style:font-size-asian="13.1000003814697pt" style:font-size-complex="15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5pt" fo:language="ru" fo:country="RU" officeooo:rsid="00208820" officeooo:paragraph-rsid="00208820" style:font-size-asian="13.1000003814697pt" style:font-size-complex="15pt"/>
    </style:style>
    <style:style style:name="P11" style:family="paragraph" style:parent-style-name="Standard">
      <style:paragraph-properties fo:text-align="center" style:justify-single-word="false"/>
      <style:text-properties fo:font-size="18pt" fo:language="en" fo:country="US" officeooo:rsid="001fc851" officeooo:paragraph-rsid="001fc851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fo:font-size="12pt" fo:language="ru" fo:country="RU" officeooo:rsid="001fc851" officeooo:paragraph-rsid="001fc851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fo:language="ru" fo:country="RU" officeooo:rsid="00208820" officeooo:paragraph-rsid="00208820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Source Code Pro" fo:font-size="12pt" fo:language="en" fo:country="US" officeooo:rsid="001fc851" officeooo:paragraph-rsid="001fc851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Source Code Pro" fo:font-size="12pt" fo:language="en" fo:country="US" officeooo:rsid="00208820" officeooo:paragraph-rsid="00208820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Source Code Pro" fo:font-size="12pt" fo:language="en" fo:country="US" fo:font-weight="bold" officeooo:rsid="00208820" officeooo:paragraph-rsid="00208820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language="ru" fo:country="RU" officeooo:rsid="0020fee1" officeooo:paragraph-rsid="0020fee1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20fee1"/>
    </style:style>
    <style:style style:name="T4" style:family="text">
      <style:text-properties officeooo:rsid="0020fee1"/>
    </style:style>
    <style:style style:name="T5" style:family="text">
      <style:text-properties officeooo:rsid="00233f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еестр ошибок генерируемых <text:span text:style-name="T1">TVM</text:span></text:p>
      <text:p text:style-name="P11"/>
      <text:p text:style-name="P2"><text:span text:style-name="T3">2</text:span><text:span text:style-name="T1">01 - </text:span><text:span text:style-name="T2">«</text:span><text:span text:style-name="T1">W</text:span><text:span text:style-name="T2">arning: the mark is not detected» предупреждение возвращаемое машиной при не возможности обнаружить метку к которой должен произойти переход, по умолчанию переход происходит в самое начало программы.</text:span></text:p>
      <text:p text:style-name="P12"/>
      <text:p text:style-name="P12">Пример программы в которой возникает такая проблема:</text:p>
      <text:p text:style-name="P12"/>
      <text:p text:style-name="P3"><text:span text:style-name="T2">.</text:span><text:span text:style-name="T1">main</text:span></text:p>
      <text:p text:style-name="P14">.jump _<text:span text:style-name="T5">stdi</text:span> 1</text:p>
      <text:p text:style-name="P14">.end</text:p>
      <text:p text:style-name="P14"/>
      <text:p text:style-name="P7">Решение:</text:p>
      <text:p text:style-name="P4"/>
      <text:p text:style-name="P5">.<text:span text:style-name="T1">point 1</text:span></text:p>
      <text:p text:style-name="P5"><text:span text:style-name="T1">* </text:span>Какой-то код<text:span text:style-name="T1"> *</text:span></text:p>
      <text:p text:style-name="P16">.goback</text:p>
      <text:p text:style-name="P6"/>
      <text:p text:style-name="P6">.main</text:p>
      <text:p text:style-name="P6">.jump _<text:span text:style-name="T5">stdi</text:span> 1</text:p>
      <text:p text:style-name="P6">.end</text:p>
      <text:p text:style-name="P12"/>
      <text:p text:style-name="P2"><text:span text:style-name="T3">3</text:span><text:span text:style-name="T2">01 - «Critical error: directive not found .main» ошибка возникающая при не возможности перехода к директиве .</text:span><text:span text:style-name="T1">main (</text:span><text:span text:style-name="T2">она отсутствует</text:span><text:span text:style-name="T1">).</text:span><text:span text:style-name="T2"> </text:span></text:p>
      <text:p text:style-name="P12"/>
      <text:p text:style-name="P13">Пример программы в которой возникает такая проблема:</text:p>
      <text:p text:style-name="P12"/>
      <text:p text:style-name="P6">push 123</text:p>
      <text:p text:style-name="P6">write _num</text:p>
      <text:p text:style-name="P6">.end </text:p>
      <text:p text:style-name="P6"/>
      <text:p text:style-name="P7">Решение:</text:p>
      <text:p text:style-name="P4"/>
      <text:p text:style-name="P5">.<text:span text:style-name="T1">main</text:span></text:p>
      <text:p text:style-name="P6">push 123</text:p>
      <text:p text:style-name="P6">write _num</text:p>
      <text:p text:style-name="P6">.end</text:p>
      <text:p text:style-name="P6"/>
      <text:p text:style-name="P9">Способ <text:span text:style-name="T4">кодирования ошибок</text:span></text:p>
      <text:p text:style-name="P10"/>
      <text:p text:style-name="P8">XY – <text:span text:style-name="T2">где </text:span>X <text:span text:style-name="T2">это степень опасности ошибки:</text:span></text:p>
      <text:p text:style-name="P17"/>
      <text:p text:style-name="P17">1 — некритичная, не влияет на поведение программы.</text:p>
      <text:p text:style-name="P17">2 — влияет на поведение программы, но при этом исполнение программы возможно.</text:p>
      <text:p text:style-name="P17">3 — критичная, сильно являет на исполнение программы, программа не может быть исполнена правильно.</text:p>
      <text:p text:style-name="P17"/>
      <text:p text:style-name="P8">Y – <text:span text:style-name="T2">это номер ошибк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17:07:35.919000000</meta:creation-date>
    <dc:date>2019-04-13T17:57:13.382000000</dc:date>
    <meta:editing-duration>PT8M2S</meta:editing-duration>
    <meta:editing-cycles>2</meta:editing-cycles>
    <meta:generator>LibreOffice/6.1.4.2$Windows_x86 LibreOffice_project/9d0f32d1f0b509096fd65e0d4bec26ddd1938fd3</meta:generator>
    <meta:document-statistic meta:table-count="0" meta:image-count="0" meta:object-count="0" meta:page-count="1" meta:paragraph-count="29" meta:word-count="141" meta:character-count="927" meta:non-whitespace-character-count="808"/>
  </office:meta>
</office:document-meta>
</file>